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2"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4" style:parent-style-name="Normal" style:family="paragraph">
      <style:paragraph-properties fo:margin-top="0.0694in" fo:margin-bottom="0.0694in" fo:line-height="100%" fo:background-color="#FFFFFF"/>
    </style:style>
    <style:style style:name="T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6"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7"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8"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9"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10"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11"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12"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13" style:parent-style-name="Normal" style:family="paragraph">
      <style:paragraph-properties fo:margin-top="0.0694in" fo:margin-bottom="0.0694in" fo:line-height="100%" fo:background-color="#FFFFFF"/>
    </style:style>
    <style:style style:name="T14"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15"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16"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17"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18"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19"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0" style:parent-style-name="Normal" style:family="paragraph">
      <style:paragraph-properties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21"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2"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23" style:parent-style-name="Normal" style:family="paragraph">
      <style:paragraph-properties fo:margin-top="0.0694in" fo:margin-bottom="0.0694in" fo:line-height="100%" fo:background-color="#FFFFFF"/>
    </style:style>
    <style:style style:name="T24"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25"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26"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27"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28"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29"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30"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31"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2" style:parent-style-name="Normal" style:family="paragraph">
      <style:paragraph-properties fo:margin-top="0.0694in" fo:margin-bottom="0.0694in" fo:line-height="100%" fo:background-color="#FFFFFF"/>
    </style:style>
    <style:style style:name="T33"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34"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3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36"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37" style:parent-style-name="Normal" style:family="paragraph">
      <style:paragraph-properties fo:margin-top="0.0694in" fo:margin-bottom="0.0694in" fo:line-height="100%" fo:background-color="#FFFFFF"/>
    </style:style>
    <style:style style:name="T38"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39"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40"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41"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42"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43"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44"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45" style:parent-style-name="Normal" style:family="paragraph">
      <style:paragraph-properties fo:margin-top="0.3125in" fo:margin-bottom="0.1875in" fo:line-height="100%" fo:background-color="#FFFFFF"/>
      <style:text-properties style:font-name="Segoe UI Semibold" style:font-name-asian="Times New Roman" style:font-name-complex="Segoe UI Semibold" fo:color="#222222" fo:font-size="13.5pt" style:font-size-asian="13.5pt" style:font-size-complex="13.5pt" style:language-asian="es" style:country-asian="ES"/>
    </style:style>
    <style:style style:name="P46" style:parent-style-name="Normal" style:family="paragraph">
      <style:paragraph-properties fo:margin-top="0.0694in" fo:margin-bottom="0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47"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48" style:parent-style-name="Normal" style:family="paragraph">
      <style:paragraph-properties fo:margin-top="0.0694in" fo:margin-bottom="0.0694in" fo:line-height="100%" fo:background-color="#FFFFFF"/>
    </style:style>
    <style:style style:name="T49"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50"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51"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52"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53"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54"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5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56"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57"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58"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59" style:parent-style-name="Normal" style:family="paragraph">
      <style:paragraph-properties fo:margin-top="0.0694in" fo:margin-bottom="0in" fo:line-height="100%" fo:background-color="#FFFFFF"/>
    </style:style>
    <style:style style:name="T60"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61"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62"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63" style:parent-style-name="Normal" style:family="paragraph">
      <style:paragraph-properties fo:margin-top="0.0694in" fo:margin-bottom="0in" fo:line-height="100%" fo:margin-left="1in" fo:background-color="#FFFFFF">
        <style:tab-stops/>
      </style:paragraph-properties>
    </style:style>
    <style:style style:name="T64"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6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66"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67"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68" style:parent-style-name="Normal" style:family="paragraph">
      <style:paragraph-properties fo:margin-bottom="0in" fo:line-height="100%" fo:margin-left="1in" fo:background-color="#F8F9FA">
        <style:tab-stops/>
      </style:paragraph-properties>
    </style:style>
    <style:style style:name="T69" style:parent-style-name="Fuentedepárrafopredeter." style:family="text">
      <style:text-properties style:font-name="Segoe UI" style:font-name-asian="Times New Roman" style:font-name-complex="Segoe UI" fo:color="#6C757D" fo:font-size="12pt" style:font-size-asian="12pt" style:font-size-complex="12pt" fo:language="en" fo:country="US" style:language-asian="es" style:country-asian="ES"/>
    </style:style>
    <style:style style:name="T70" style:parent-style-name="Fuentedepárrafopredeter." style:family="text">
      <style:text-properties style:font-name="Segoe UI" style:font-name-asian="Times New Roman" style:font-name-complex="Segoe UI" fo:color="#222222" fo:font-size="12pt" style:font-size-asian="12pt" style:font-size-complex="12pt" fo:language="en" fo:country="US" style:language-asian="es" style:country-asian="ES"/>
    </style:style>
    <style:style style:name="P71"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72"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73" style:parent-style-name="Fuentedepárrafopredeter." style:family="text">
      <style:text-properties style:font-name="Consolas" style:font-name-asian="Times New Roman" style:font-name-complex="Courier New" fo:color="#0000FF" fo:font-size="10pt" style:font-size-asian="10pt" style:font-size-complex="10pt" fo:language="en" fo:country="US" style:language-asian="es" style:country-asian="ES"/>
    </style:style>
    <style:style style:name="T74"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P75"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76"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77" style:parent-style-name="Fuentedepárrafopredeter." style:family="text">
      <style:text-properties style:font-name="Consolas" style:font-name-asian="Times New Roman" style:font-name-complex="Courier New" fo:color="#0000FF" fo:font-size="10pt" style:font-size-asian="10pt" style:font-size-complex="10pt" fo:language="en" fo:country="US" style:language-asian="es" style:country-asian="ES"/>
    </style:style>
    <style:style style:name="T78"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79" style:parent-style-name="Fuentedepárrafopredeter." style:family="text">
      <style:text-properties style:font-name="Consolas" style:font-name-asian="Times New Roman" style:font-name-complex="Courier New" fo:color="#A31515" fo:font-size="10pt" style:font-size-asian="10pt" style:font-size-complex="10pt" fo:language="en" fo:country="US" style:language-asian="es" style:country-asian="ES"/>
    </style:style>
    <style:style style:name="P80"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81"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82" style:parent-style-name="Fuentedepárrafopredeter." style:family="text">
      <style:text-properties style:font-name="Consolas" style:font-name-asian="Times New Roman" style:font-name-complex="Courier New" fo:color="#0000FF" fo:font-size="10pt" style:font-size-asian="10pt" style:font-size-complex="10pt" style:language-asian="es" style:country-asian="ES"/>
    </style:style>
    <style:style style:name="T83" style:parent-style-name="Fuentedepárrafopredeter." style:family="text">
      <style:text-properties style:font-name="Consolas" style:font-name-asian="Times New Roman" style:font-name-complex="Courier New" fo:color="#000000" fo:font-size="10pt" style:font-size-asian="10pt" style:font-size-complex="10pt" style:language-asian="es" style:country-asian="ES"/>
    </style:style>
    <style:style style:name="P84" style:parent-style-name="Normal" style:family="paragraph">
      <style:paragraph-properties fo:margin-top="0.0694in" fo:margin-bottom="0.0694in" fo:line-height="100%" fo:background-color="#FFFFFF"/>
      <style:text-properties style:font-name="Segoe UI" style:font-name-asian="Times New Roman" style:font-name-complex="Segoe UI" fo:color="#222222" fo:font-size="12pt" style:font-size-asian="12pt" style:font-size-complex="12pt" style:language-asian="es" style:country-asian="ES"/>
    </style:style>
    <style:style style:name="P85" style:parent-style-name="Normal" style:family="paragraph">
      <style:paragraph-properties fo:margin-top="0.0694in" fo:margin-bottom="0in" fo:line-height="100%" fo:background-color="#FFFFFF"/>
    </style:style>
    <style:style style:name="T86"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87"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88"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89"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90"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T91" style:parent-style-name="Fuentedepárrafopredeter." style:family="text">
      <style:text-properties style:font-name="Segoe UI" style:font-name-asian="Times New Roman" style:font-name-complex="Segoe UI" fo:font-style="italic" style:font-style-asian="italic" style:font-style-complex="italic" fo:color="#222222" fo:font-size="12pt" style:font-size-asian="12pt" style:font-size-complex="12pt" style:language-asian="es" style:country-asian="ES"/>
    </style:style>
    <style:style style:name="T92"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93" style:parent-style-name="Normal" style:family="paragraph">
      <style:paragraph-properties fo:margin-top="0.0694in" fo:margin-bottom="0in" fo:line-height="100%" fo:margin-left="1in" fo:background-color="#FFFFFF">
        <style:tab-stops/>
      </style:paragraph-properties>
    </style:style>
    <style:style style:name="T94" style:parent-style-name="Fuentedepárrafopredeter." style:family="text">
      <style:text-properties style:font-name="Segoe UI" style:font-name-asian="Times New Roman" style:font-name-complex="Segoe UI" fo:font-weight="bold" style:font-weight-asian="bold" style:font-weight-complex="bold" fo:color="#222222" fo:font-size="12pt" style:font-size-asian="12pt" style:font-size-complex="12pt" style:language-asian="es" style:country-asian="ES"/>
    </style:style>
    <style:style style:name="T95" style:parent-style-name="Fuentedepárrafopredeter." style:family="text">
      <style:text-properties style:font-name="Segoe UI" style:font-name-asian="Times New Roman" style:font-name-complex="Segoe UI" fo:color="#222222" fo:font-size="12pt" style:font-size-asian="12pt" style:font-size-complex="12pt" style:language-asian="es" style:country-asian="ES"/>
    </style:style>
    <style:style style:name="P96" style:parent-style-name="Normal" style:family="paragraph">
      <style:paragraph-properties fo:margin-bottom="0in" fo:line-height="100%" fo:margin-left="1in" fo:background-color="#F8F9FA">
        <style:tab-stops/>
      </style:paragraph-properties>
    </style:style>
    <style:style style:name="T97" style:parent-style-name="Fuentedepárrafopredeter." style:family="text">
      <style:text-properties style:font-name="Segoe UI" style:font-name-asian="Times New Roman" style:font-name-complex="Segoe UI" fo:color="#6C757D" fo:font-size="12pt" style:font-size-asian="12pt" style:font-size-complex="12pt" fo:language="en" fo:country="US" style:language-asian="es" style:country-asian="ES"/>
    </style:style>
    <style:style style:name="T98" style:parent-style-name="Fuentedepárrafopredeter." style:family="text">
      <style:text-properties style:font-name="Segoe UI" style:font-name-asian="Times New Roman" style:font-name-complex="Segoe UI" fo:color="#222222" fo:font-size="12pt" style:font-size-asian="12pt" style:font-size-complex="12pt" fo:language="en" fo:country="US" style:language-asian="es" style:country-asian="ES"/>
    </style:style>
    <style:style style:name="P99"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0"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101" style:parent-style-name="Fuentedepárrafopredeter." style:family="text">
      <style:text-properties style:font-name="Consolas" style:font-name-asian="Times New Roman" style:font-name-complex="Courier New" fo:color="#0000FF" fo:font-size="10pt" style:font-size-asian="10pt" style:font-size-complex="10pt" fo:language="en" fo:country="US" style:language-asian="es" style:country-asian="ES"/>
    </style:style>
    <style:style style:name="T102"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P103"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4"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105" style:parent-style-name="Fuentedepárrafopredeter." style:family="text">
      <style:text-properties style:font-name="Consolas" style:font-name-asian="Times New Roman" style:font-name-complex="Courier New" fo:color="#0000FF" fo:font-size="10pt" style:font-size-asian="10pt" style:font-size-complex="10pt" fo:language="en" fo:country="US" style:language-asian="es" style:country-asian="ES"/>
    </style:style>
    <style:style style:name="T106"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107" style:parent-style-name="Fuentedepárrafopredeter." style:family="text">
      <style:text-properties style:font-name="Consolas" style:font-name-asian="Times New Roman" style:font-name-complex="Courier New" fo:color="#A31515" fo:font-size="10pt" style:font-size-asian="10pt" style:font-size-complex="10pt" fo:language="en" fo:country="US" style:language-asian="es" style:country-asian="ES"/>
    </style:style>
    <style:style style:name="P108" style:parent-style-name="Normal" style:family="paragraph">
      <style:paragraph-properties fo:border="0.0104in solid #D3D6DB" fo:padding="0.1666in" style:shadow="none" fo:margin-bottom="0in" fo:line-height="100%" fo:margin-left="1in" fo:background-color="#F9F9F9">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109" style:parent-style-name="Fuentedepárrafopredeter." style:family="text">
      <style:text-properties style:font-name="Consolas" style:font-name-asian="Times New Roman" style:font-name-complex="Courier New" fo:color="#000000" fo:font-size="10pt" style:font-size-asian="10pt" style:font-size-complex="10pt" fo:language="en" fo:country="US" style:language-asian="es" style:country-asian="ES"/>
    </style:style>
    <style:style style:name="T110" style:parent-style-name="Fuentedepárrafopredeter." style:family="text">
      <style:text-properties style:font-name="Consolas" style:font-name-asian="Times New Roman" style:font-name-complex="Courier New" fo:color="#0000FF" fo:font-size="10pt" style:font-size-asian="10pt" style:font-size-complex="10pt" style:language-asian="es" style:country-asian="ES"/>
    </style:style>
    <style:style style:name="T111" style:parent-style-name="Fuentedepárrafopredeter." style:family="text">
      <style:text-properties style:font-name="Consolas" style:font-name-asian="Times New Roman" style:font-name-complex="Courier New" fo:color="#000000" fo:font-size="10pt" style:font-size-asian="10pt" style:font-size-complex="10pt" style:language-asian="es" style:country-asian="ES"/>
    </style:style>
  </office:automatic-styles>
  <office:body>
    <office:text text:use-soft-page-breaks="true">
      <text:h text:style-name="P1" text:outline-level="3">Desafío 1: recuperar datos de clientes</text:h>
      <text:p text:style-name="P2">Adventure Works Cycles vende directamente a minoristas, quienes luego venden productos a los consumidores. Cada minorista que es cliente de Adventure Works ha proporcionado un contacto designado para todas las comunicaciones de Adventure Works. El gerente de ventas de Adventure Works le ha pedido que genere algunos informes que contengan detalles de los clientes de la empresa para respaldar una campaña de ventas directas.</text:p>
      <text:list text:style-name="LFO1" text:continue-numbering="true">
        <text:list-item>
          <text:p text:style-name="P3">Recuperar detalles del cliente</text:p>
          <text:list text:continue-numbering="true">
            <text:list-item>
              <text:p text:style-name="P4"><text:span text:style-name="T5">Familiarícese con la tabla </text:span><text:span text:style-name="T6">SalesLT.Customer</text:span><text:span text:style-name="T7"> escribiendo una consulta Transact-SQL que recupere todas las columnas de todos los clientes.</text:span></text:p>
            </text:list-item>
          </text:list>
        </text:list-item>
        <text:list-item>
          <text:p text:style-name="P8">Recuperar datos de nombre de cliente</text:p>
          <text:list text:continue-numbering="true">
            <text:list-item>
              <text:p text:style-name="P9">Cree una lista de todos los nombres de contacto de los clientes que incluya el título, el nombre, el segundo nombre (si corresponde), el apellido y el sufijo (si corresponde) de todos los clientes.</text:p>
            </text:list-item>
          </text:list>
        </text:list-item>
        <text:list-item>
          <text:p text:style-name="P10">Recuperar nombres de clientes y números de teléfono</text:p>
          <text:list text:continue-numbering="true">
            <text:list-item>
              <text:p text:style-name="P11">Cada cliente tiene un vendedor asignado. Debe escribir una consulta para crear una hoja de llamada que enumere:</text:p>
              <text:list text:continue-numbering="true">
                <text:list-item>
                  <text:p text:style-name="P12">El vendedor</text:p>
                </text:list-item>
                <text:list-item>
                  <text:p text:style-name="P13"><text:span text:style-name="T14">Una columna llamada </text:span><text:span text:style-name="T15">CustomerName</text:span><text:span text:style-name="T16"> que muestra cómo se debe saludar al contacto del cliente (por ejemplo, </text:span><text:span text:style-name="T17">Sr. Smith</text:span><text:span text:style-name="T18"> )</text:span></text:p>
                </text:list-item>
                <text:list-item>
                  <text:p text:style-name="P19">El número de teléfono del cliente.</text:p>
                </text:list-item>
              </text:list>
            </text:list-item>
          </text:list>
        </text:list-item>
      </text:list>
      <text:h text:style-name="P20" text:outline-level="3">Desafío 2: recuperar datos de pedidos de clientes</text:h>
      <text:p text:style-name="P21">A medida que continúa trabajando con los datos de los clientes de Adventure Works, debe crear consultas para los informes que ha solicitado el equipo de ventas.</text:p>
      <text:list text:style-name="LFO5" text:continue-numbering="true">
        <text:list-item>
          <text:p text:style-name="P22">Recuperar una lista de empresas cliente</text:p>
          <text:list text:continue-numbering="true">
            <text:list-item>
              <text:p text:style-name="P23"><text:span text:style-name="T24">Se le ha pedido que proporcione una lista de todas las empresas de clientes con el formato </text:span><text:span text:style-name="T25">ID de cliente</text:span><text:span text:style-name="T26"> : </text:span><text:span text:style-name="T27">Nombre de la empresa</text:span><text:span text:style-name="T28"> , por ejemplo, </text:span><text:span text:style-name="T29">78: Bicicletas preferidas</text:span><text:span text:style-name="T30"> .</text:span></text:p>
            </text:list-item>
          </text:list>
        </text:list-item>
        <text:list-item>
          <text:p text:style-name="P31">Recuperar una lista de revisiones de órdenes de venta</text:p>
          <text:list text:continue-numbering="true">
            <text:list-item>
              <text:p text:style-name="P32"><text:span text:style-name="T33">La tabla </text:span><text:span text:style-name="T34">SalesLT.SalesOrderHeader</text:span><text:span text:style-name="T35"> contiene registros de pedidos de ventas. Se le ha pedido que recupere datos para un informe que muestra:</text:span></text:p>
              <text:soft-page-break/>
              <text:list text:continue-numbering="true">
                <text:list-item>
                  <text:p text:style-name="P36">El número de orden de venta y el número de revisión en el formato() – por ejemplo SO71774 (2).</text:p>
                </text:list-item>
                <text:list-item>
                  <text:p text:style-name="P37"><text:span text:style-name="T38">La fecha del pedido convertida al formato estándar ANSI </text:span><text:span text:style-name="T39">102</text:span><text:span text:style-name="T40"> ( </text:span><text:span text:style-name="T41">yyyy.mm.dd</text:span><text:span text:style-name="T42"> , por ejemplo </text:span><text:span text:style-name="T43">, 2015.01.31</text:span><text:span text:style-name="T44"> ).</text:span></text:p>
                </text:list-item>
              </text:list>
            </text:list-item>
          </text:list>
        </text:list-item>
      </text:list>
      <text:h text:style-name="P45" text:outline-level="3">Desafío 3: Recuperar los datos de contacto del cliente</text:h>
      <text:p text:style-name="P46">Algunos registros de la base de datos incluyen valores faltantes o desconocidos que se devuelven como NULL. Debe crear algunas consultas que manejen estos valores NULL adecuadamente.</text:p>
      <text:list text:style-name="LFO8" text:continue-numbering="true">
        <text:list-item>
          <text:p text:style-name="P47">Recuperar los nombres de contacto del cliente con segundo nombre si se conoce</text:p>
          <text:list text:continue-numbering="true">
            <text:list-item>
              <text:p text:style-name="P48"><text:span text:style-name="T49">Se le ha pedido que escriba una consulta que devuelva una lista de nombres de clientes. La lista debe constar de una sola columna en el formato </text:span><text:span text:style-name="T50">penúltimo</text:span><text:span text:style-name="T51"> (por ejemplo, </text:span><text:span text:style-name="T52">Keith Harris</text:span><text:span text:style-name="T53"> ) si se desconoce el segundo nombre, o </text:span><text:span text:style-name="T54">penúltimo</text:span><text:span text:style-name="T55"> (por ejemplo , </text:span><text:span text:style-name="T56">Jane M. Gates</text:span><text:span text:style-name="T57"> ) si se conoce el segundo nombre.</text:span></text:p>
            </text:list-item>
          </text:list>
        </text:list-item>
        <text:list-item>
          <text:p text:style-name="P58">Recuperar los datos de contacto principales</text:p>
          <text:list text:continue-numbering="true">
            <text:list-item>
              <text:p text:style-name="P59"><text:span text:style-name="T60">Los clientes pueden proporcionar a Adventure Works una dirección de correo electrónico, un número de teléfono o ambos. Si hay una dirección de correo electrónico disponible, debe usarse como método de contacto principal; si no, entonces se debe usar el número de teléfono. Debe escribir una consulta que devuelva una lista de ID de clientes en una columna y una segunda columna denominada </text:span><text:span text:style-name="T61">Contacto principal</text:span><text:span text:style-name="T62"> que contenga la dirección de correo electrónico si se conoce y, de lo contrario, el número de teléfono.</text:span></text:p>
            </text:list-item>
          </text:list>
        </text:list-item>
      </text:list>
      <text:p text:style-name="P63"><text:span text:style-name="T64">IMPORTANTE</text:span><text:span text:style-name="T65"> : En los datos de muestra proporcionados, no hay registros de clientes sin una dirección de correo electrónico. Por lo tanto, para verificar que su consulta funcione como se esperaba, ejecute la siguiente declaración de </text:span><text:span text:style-name="T66">ACTUALIZACIÓN</text:span><text:span text:style-name="T67"> para eliminar algunas direcciones de correo electrónico existentes antes de crear su consulta:</text:span></text:p>
      <text:p text:style-name="P68"><text:span text:style-name="T69">Código</text:span><text:span text:style-name="T70">Copiar</text:span></text:p>
      <text:p text:style-name="P71"><text:span text:style-name="T72"><text:s text:c="2"/></text:span><text:span text:style-name="T73">UPDATE</text:span><text:span text:style-name="T74"><text:s/>SalesLT.Customer</text:span></text:p>
      <text:p text:style-name="P75"><text:span text:style-name="T76"><text:s text:c="2"/></text:span><text:span text:style-name="T77">SET</text:span><text:span text:style-name="T78"><text:s/>EmailAddress =<text:s/></text:span><text:span text:style-name="T79">NULL</text:span></text:p>
      <text:p text:style-name="P80"><text:span text:style-name="T81"><text:s text:c="2"/></text:span><text:span text:style-name="T82">WHERE</text:span><text:span text:style-name="T83"><text:s/>CustomerID % 7 = 1;</text:span></text:p>
      <text:list text:style-name="LFO8" text:continue-numbering="true">
        <text:list-item>
          <text:p text:style-name="P84">Recuperar estado de envío</text:p>
          <text:soft-page-break/>
          <text:list text:continue-numbering="true">
            <text:list-item>
              <text:p text:style-name="P85"><text:span text:style-name="T86">Se le ha pedido que cree una consulta que devuelva una lista de ID de pedidos de ventas y fechas de pedidos con una columna llamada Estado </text:span><text:span text:style-name="T87">de envío</text:span><text:span text:style-name="T88"> que contiene el texto </text:span><text:span text:style-name="T89">Enviado</text:span><text:span text:style-name="T90"> para pedidos con una fecha de envío conocida y </text:span><text:span text:style-name="T91">En espera de envío</text:span><text:span text:style-name="T92"> para pedidos sin fecha de envío.</text:span></text:p>
            </text:list-item>
          </text:list>
        </text:list-item>
      </text:list>
      <text:p text:style-name="P93"><text:span text:style-name="T94">IMPORTANTE</text:span><text:span text:style-name="T95"> : En los datos de muestra provistos, no hay registros de encabezado de orden de venta sin fecha de envío. Por lo tanto, para verificar que su consulta funcione como se esperaba, ejecute la siguiente instrucción UPDATE para eliminar algunas fechas de envío existentes antes de crear su consulta.</text:span></text:p>
      <text:p text:style-name="P96"><text:span text:style-name="T97">Código</text:span><text:span text:style-name="T98">Copiar</text:span></text:p>
      <text:p text:style-name="P99"><text:span text:style-name="T100"><text:s text:c="2"/></text:span><text:span text:style-name="T101">UPDATE</text:span><text:span text:style-name="T102"><text:s/>SalesLT.SalesOrderHeader</text:span></text:p>
      <text:p text:style-name="P103"><text:span text:style-name="T104"><text:s text:c="2"/></text:span><text:span text:style-name="T105">SET</text:span><text:span text:style-name="T106"><text:s/>ShipDate =<text:s/></text:span><text:span text:style-name="T107">NULL</text:span></text:p>
      <text:p text:style-name="P108"><text:span text:style-name="T109"><text:s text:c="2"/></text:span><text:span text:style-name="T110">WHERE</text:span><text:span text:style-name="T111"><text:s/>SalesOrderID &gt; 71899;</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emibold" svg:font-family="Segoe UI Semibold" style:font-family-generic="swiss" style:font-pitch="variable" svg:panose-1="2 11 7 2 4 2 4 2 2 3"/>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mx-2" style:display-name="mx-2" style:family="text" style:parent-style-name="Fuentedepárrafopredeter."/>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Fuentedepárrafopredeter."/>
    <style:style style:name="hljs-literal" style:display-name="hljs-literal" style:family="text" style:parent-style-name="Fuentedepárrafopredeter."/>
    <style:style style:name="hljs-number" style:display-name="hljs-numbe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8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ge Lopez</meta:initial-creator>
    <dc:creator>Jorge Lopez</dc:creator>
    <meta:creation-date>2022-11-05T19:27:00Z</meta:creation-date>
    <dc:date>2022-11-05T19:27:00Z</dc:date>
    <meta:template xlink:href="Normal" xlink:type="simple"/>
    <meta:editing-cycles>1</meta:editing-cycles>
    <meta:editing-duration>PT0S</meta:editing-duration>
    <meta:document-statistic meta:page-count="3" meta:paragraph-count="8" meta:word-count="663" meta:character-count="4307" meta:row-count="30" meta:non-whitespace-character-count="3652"/>
  </office:meta>
</office:document-meta>
</file>